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D000000AB930CC3F708BA03A0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2.1799in" table:align="margins"/>
    </style:style>
    <style:style style:name="Table4.A" style:family="table-column">
      <style:table-column-properties style:column-width="1.0889in" style:rel-column-width="32736*"/>
    </style:style>
    <style:style style:name="Table4.B" style:family="table-column">
      <style:table-column-properties style:column-width="1.091in" style:rel-column-width="32799*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A3" style:family="table-cell">
      <style:table-cell-properties fo:padding="0in" fo:border="none"/>
    </style:style>
    <style:style style:name="Table4.A4" style:family="table-cell">
      <style:table-cell-properties fo:padding="0in" fo:border="none"/>
    </style:style>
    <style:style style:name="Table4.A5" style:family="table-cell">
      <style:table-cell-properties fo:padding="0in" fo:border="none"/>
    </style:style>
    <style:style style:name="Table4.A6" style:family="table-cell">
      <style:table-cell-properties fo:padding="0in" fo:border="none"/>
    </style:style>
    <style:style style:name="Table4.B6" style:family="table-cell">
      <style:table-cell-properties fo:padding="0in" fo:border="none"/>
    </style:style>
    <style:style style:name="Table1" style:family="table">
      <style:table-properties style:width="2.1799in" table:align="margins"/>
    </style:style>
    <style:style style:name="Table1.A" style:family="table-column">
      <style:table-column-properties style:column-width="1.0889in" style:rel-column-width="32736*"/>
    </style:style>
    <style:style style:name="Table1.B" style:family="table-column">
      <style:table-column-properties style:column-width="1.091in" style:rel-column-width="32799*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2" style:family="table-row">
      <style:table-row-properties style:min-row-height="0.0896in"/>
    </style:style>
    <style:style style:name="Table1.A3" style:family="table-cell">
      <style:table-cell-properties fo:padding="0in" fo:border="none"/>
    </style:style>
    <style:style style:name="Table1.A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B6" style:family="table-cell">
      <style:table-cell-properties fo:padding="0in" fo:border="none"/>
    </style:style>
    <style:style style:name="Table2" style:family="table">
      <style:table-properties style:width="2.1799in" table:align="margins"/>
    </style:style>
    <style:style style:name="Table2.A" style:family="table-column">
      <style:table-column-properties style:column-width="1.0896in" style:rel-column-width="32757*"/>
    </style:style>
    <style:style style:name="Table2.B" style:family="table-column">
      <style:table-column-properties style:column-width="1.0903in" style:rel-column-width="32778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B7" style:family="table-cell">
      <style:table-cell-properties fo:padding="0in" fo:border="none"/>
    </style:style>
    <style:style style:name="P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6aaff3" fo:background-color="transparent" style:font-size-asian="5pt" style:font-weight-asian="normal" style:font-size-complex="5pt" style:font-weight-complex="normal"/>
    </style:style>
    <style:style style:name="P2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4667ea" fo:background-color="transparent" style:font-size-asian="5pt" style:font-weight-asian="normal" style:font-size-complex="5pt" style:font-weight-complex="normal"/>
    </style:style>
    <style:style style:name="P3" style:family="paragraph" style:parent-style-name="Table_20_Contents">
      <style:paragraph-properties fo:margin-top="0in" fo:margin-bottom="0in" loext:contextual-spacing="false" fo:line-height="100%" fo:text-align="justify" style:justify-single-word="false"/>
      <style:text-properties fo:color="#000000" style:font-name="Source Sans Pro" fo:font-size="5pt" fo:font-weight="normal" officeooo:rsid="014667ea" officeooo:paragraph-rsid="014667ea" fo:background-color="transparent" style:font-size-asian="5pt" style:font-weight-asian="normal" style:font-size-complex="5pt" style:font-weight-complex="normal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55e801" style:font-size-asian="7pt" style:font-size-complex="7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7pt" officeooo:rsid="001bb431" officeooo:paragraph-rsid="0156d8cc" style:font-size-asian="7pt" style:font-size-complex="7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Source Sans Pro" fo:font-size="9pt" officeooo:rsid="001bb431" officeooo:paragraph-rsid="0156d8cc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1c899a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340d9f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7pt" fo:font-weight="normal" officeooo:rsid="001bb431" officeooo:paragraph-rsid="0156d8cc" style:font-size-asian="7pt" style:font-weight-asian="normal" style:font-size-complex="7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8.5pt" fo:font-weight="bold" officeooo:rsid="001bb431" officeooo:paragraph-rsid="01340d9f" style:font-size-asian="8.5pt" style:font-weight-asian="bold" style:font-size-complex="8.5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Sans" fo:font-size="6pt" fo:font-weight="normal" officeooo:rsid="0020a2d7" officeooo:paragraph-rsid="01340d9f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4c5911" style:font-size-asian="6pt" style:font-weight-asian="normal" style:font-size-complex="6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990000" style:font-name="Source Sans Pro" fo:font-size="8pt" fo:font-weight="normal" officeooo:rsid="001bb431" officeooo:paragraph-rsid="01340d9f" style:font-size-asian="8pt" style:font-weight-asian="normal" style:font-size-complex="8pt" style:font-weight-complex="normal"/>
    </style:style>
    <style:style style:name="P16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17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18" style:family="paragraph" style:parent-style-name="Table_20_Contents">
      <style:text-properties style:font-name="Source Sans Pro" fo:font-size="8pt" style:font-size-asian="8pt" style:font-size-complex="8pt"/>
    </style:style>
    <style:style style:name="P19" style:family="paragraph" style:parent-style-name="Table_20_Contents">
      <style:text-properties style:font-name="Source Sans Pro" fo:font-size="8pt" officeooo:paragraph-rsid="01340d9f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fo:color="#990000" style:font-name="Source Sans Pro" fo:font-size="7pt" fo:font-weight="bold" officeooo:rsid="0109dd6e" officeooo:paragraph-rsid="0156d8cc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990000" style:font-name="Source Sans Pro" fo:font-size="10pt" fo:font-weight="bold" officeooo:rsid="0109dd6e" officeooo:paragraph-rsid="0155e801" style:font-size-asian="10pt" style:font-weight-asian="bold" style:font-size-complex="10pt" style:font-weight-complex="bold"/>
    </style:style>
    <style:style style:name="P22" style:family="paragraph" style:parent-style-name="Standard" style:master-page-name="Standard">
      <style:paragraph-properties fo:margin-top="0in" fo:margin-bottom="0in" loext:contextual-spacing="false" fo:line-height="100%" style:page-number="auto" fo:break-before="page"/>
      <style:text-properties style:font-name="Source Sans Pro" fo:font-size="6pt" officeooo:rsid="00057f84" officeooo:paragraph-rsid="00e00906" style:font-size-asian="6pt" style:font-size-complex="6pt"/>
    </style:style>
    <style:style style:name="T1" style:family="text">
      <style:text-properties fo:font-size="4pt" style:font-size-asian="4pt" style:font-size-complex="4pt"/>
    </style:style>
    <style:style style:name="T2" style:family="text">
      <style:text-properties fo:font-weight="normal" officeooo:rsid="0109dd6e" style:font-weight-asian="normal" style:font-weight-complex="normal"/>
    </style:style>
    <style:style style:name="T3" style:family="text">
      <style:text-properties fo:font-weight="normal" officeooo:rsid="00d96f60" fo:background-color="transparent" loext:char-shading-value="0" style:font-weight-asian="normal" style:font-weight-complex="normal"/>
    </style:style>
    <style:style style:name="T4" style:family="text">
      <style:text-properties officeooo:rsid="0117db8a"/>
    </style:style>
    <style:style style:name="T5" style:family="text">
      <style:text-properties fo:color="#000000"/>
    </style:style>
    <style:style style:name="T6" style:family="text">
      <style:text-properties fo:color="#000000" officeooo:rsid="0117db8a"/>
    </style:style>
    <style:style style:name="T7" style:family="text">
      <style:text-properties fo:color="#000000" fo:font-size="7.5pt" style:font-size-asian="7.5pt" style:font-size-complex="7.5pt"/>
    </style:style>
    <style:style style:name="T8" style:family="text">
      <style:text-properties fo:color="#000000" fo:font-size="7.5pt" officeooo:rsid="0117db8a" style:font-size-asian="7.5pt" style:font-size-complex="7.5pt"/>
    </style:style>
    <style:style style:name="T9" style:family="text">
      <style:text-properties fo:color="#000000" fo:font-size="7.5pt" fo:font-weight="normal" style:font-size-asian="7.5pt" style:font-weight-asian="normal" style:font-size-complex="7.5pt" style:font-weight-complex="normal"/>
    </style:style>
    <style:style style:name="T10" style:family="text">
      <style:text-properties fo:color="#000000" fo:font-size="7.5pt" fo:font-weight="normal" fo:background-color="transparent" loext:char-shading-value="0" style:font-size-asian="7.5pt" style:font-weight-asian="normal" style:font-size-complex="7.5pt" style:font-weight-complex="normal"/>
    </style:style>
    <style:style style:name="T11" style:family="text">
      <style:text-properties fo:color="#000000" fo:font-size="7.5pt" fo:font-weight="normal" officeooo:rsid="001bb431" fo:background-color="transparent" loext:char-shading-value="0" style:font-size-asian="7.5pt" style:font-weight-asian="normal" style:font-size-complex="7.5pt" style:font-weight-complex="normal"/>
    </style:style>
    <style:style style:name="T12" style:family="text">
      <style:text-properties fo:color="#000000" fo:font-size="8pt" officeooo:rsid="00d96f60" fo:background-color="transparent" loext:char-shading-value="0" style:font-size-asian="8pt" style:font-size-complex="8pt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officeooo:rsid="001bb431"/>
    </style:style>
    <style:style style:name="T15" style:family="text">
      <style:text-properties fo:color="#000000" fo:font-size="10.5pt" officeooo:rsid="00d96f60" fo:background-color="transparent" loext:char-shading-value="0" style:font-size-asian="10.5pt" style:font-size-complex="10.5pt"/>
    </style:style>
    <style:style style:name="T16" style:family="text">
      <style:text-properties officeooo:rsid="00d96f60"/>
    </style:style>
    <style:style style:name="T17" style:family="text">
      <style:text-properties officeooo:rsid="00d96f60" fo:background-color="transparent" loext:char-shading-value="0"/>
    </style:style>
    <style:style style:name="T18" style:family="text">
      <style:text-properties fo:font-size="8pt" fo:font-weight="normal" officeooo:rsid="00d96f60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font-size="7.5pt" style:font-size-asian="7.5pt" style:font-size-complex="7.5pt"/>
    </style:style>
    <style:style style:name="T20" style:family="text">
      <style:text-properties fo:font-size="9.5pt" fo:font-weight="normal" officeooo:rsid="00d96f60" fo:background-color="transparent" loext:char-shading-value="0" style:font-size-asian="9.5pt" style:font-weight-asian="normal" style:font-size-complex="9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placeholder text:placeholder-type="text">&lt;for each="product in object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2"><text:placeholder text:placeholder-type="text">&lt;if test="numero == 1"&gt;</text:placeholder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8"><text:placeholder text:placeholder-type="text">&lt;name&gt;</text:placeholder></text:p>
          </table:table-cell>
          <table:covered-table-cell/>
        </table:table-row>
        <table:table-row>
          <table:table-cell table:style-name="Table4.A3" table:number-columns-spanned="2" office:value-type="string">
            <text:p text:style-name="P14"><text:span text:style-name="T8">CÓDIGO:</text:span><text:span text:style-name="T4"> </text:span><text:span text:style-name="T7"><text:placeholder text:placeholder-type="text">&lt;code&gt;</text:placeholder></text:span></text:p>
          </table:table-cell>
          <table:covered-table-cell/>
        </table:table-row>
        <table:table-row>
          <table:table-cell table:style-name="Table4.A4" table:number-columns-spanned="2" office:value-type="string">
            <text:p text:style-name="P5"><text:span text:style-name="T9"><text:placeholder text:placeholder-type="text">&lt;etiqueta&gt;</text:placeholder></text:span><text:span text:style-name="T2">:</text:span><text:span text:style-name="T3"> </text:span><text:span text:style-name="T18"><text:placeholder text:placeholder-type="text">&lt;formatLang(precio, company.party.lang, currency=company.currency)&gt;</text:placeholder></text:span></text:p>
          </table:table-cell>
          <table:covered-table-cell/>
        </table:table-row>
        <text:soft-page-break/>
        <table:table-row>
          <table:table-cell table:style-name="Table4.A5" table:number-columns-spanned="2" office:value-type="string">
            <text:p text:style-name="P3"/>
            <text:p text:style-name="P2"/>
          </table:table-cell>
          <table:covered-table-cell/>
        </table:table-row>
        <table:table-row>
          <table:table-cell table:style-name="Table4.A6" office:value-type="string">
            <text:p text:style-name="P13"><text:placeholder text:placeholder-type="text">&lt;/if&gt;</text:placeholder></text:p>
          </table:table-cell>
          <table:table-cell table:style-name="Table4.B6" office:value-type="string">
            <text:p text:style-name="P18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2"><text:placeholder text:placeholder-type="text">&lt;if test="numero == 2"&gt;</text:placeholder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1"><text:placeholder text:placeholder-type="text">&lt;name&gt;</text:placeholder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15"><text:span text:style-name="T6">CÓDIGO:</text:span><text:span text:style-name="T4"> </text:span><text:span text:style-name="T5"><text:placeholder text:placeholder-type="text">&lt;code&gt;</text:placeholder></text:span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7"><text:span text:style-name="T13"><text:placeholder text:placeholder-type="text">&lt;etiqueta&gt;</text:placeholder></text:span><text:span text:style-name="T2">:</text:span><text:span text:style-name="T3"> </text:span><text:span text:style-name="T20"><text:placeholder text:placeholder-type="text">&lt;formatLang(preci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1.A5" table:number-columns-spanned="2" office:value-type="string">
            <text:p text:style-name="P21"><text:span text:style-name="T14"><text:placeholder text:placeholder-type="text">&lt;etiqueta_2&gt;</text:placeholder></text:span><text:span text:style-name="T5">: </text:span><text:span text:style-name="T15"><text:placeholder text:placeholder-type="text">&lt;formatLang(precio_oferta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1.A6" office:value-type="string">
            <text:p text:style-name="P13"><text:placeholder text:placeholder-type="text">&lt;/if&gt;</text:placeholder></text:p>
          </table:table-cell>
          <table:table-cell table:style-name="Table1.B6" office:value-type="string">
            <text:p text:style-name="P19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2"><text:placeholder text:placeholder-type="text">&lt;if test="numero == 3"&gt;</text:placeholder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9"><text:placeholder text:placeholder-type="text">&lt;name&gt;</text:placeholder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4"><text:span text:style-name="T8">CÓDIGO:</text:span><text:span text:style-name="T7"><text:placeholder text:placeholder-type="text">&lt;code&gt;</text:placeholder></text:span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0"><text:span text:style-name="T19"><text:placeholder text:placeholder-type="text">&lt;etiqueta_3&gt;</text:placeholder></text:span><text:span text:style-name="T16">: </text:span><text:span text:style-name="T17"><text:placeholder text:placeholder-type="text">&lt;formatLang(precio_credito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2.A5" table:number-columns-spanned="2" office:value-type="string">
            <text:p text:style-name="P6"><text:span text:style-name="T10"><text:placeholder text:placeholder-type="text">&lt;etiqueta&gt;</text:placeholder></text:span><text:span text:style-name="T10">:</text:span><text:span text:style-name="T3"> </text:span><text:span text:style-name="T18"><text:placeholder text:placeholder-type="text">&lt;formatLang(precio, company.party.lang, currency=company.currency)&gt;</text:placeholder></text:span></text:p>
          </table:table-cell>
          <table:covered-table-cell/>
        </table:table-row>
        <table:table-row>
          <table:table-cell table:style-name="Table2.A6" table:number-columns-spanned="2" office:value-type="string">
            <text:p text:style-name="P20"><text:span text:style-name="T11"><text:placeholder text:placeholder-type="text">&lt;etiqueta_2&gt;</text:placeholder></text:span><text:span text:style-name="T11">:</text:span><text:span text:style-name="T5"> </text:span><text:span text:style-name="T12"><text:placeholder text:placeholder-type="text">&lt;formatLang(precio_oferta, company.party.lang, currency=company.currency)&gt;</text:placeholder></text:span><text:soft-page-break/></text:p>
          </table:table-cell>
          <table:covered-table-cell/>
        </table:table-row>
        <table:table-row>
          <table:table-cell table:style-name="Table2.A7" office:value-type="string">
            <text:p text:style-name="P13"><text:placeholder text:placeholder-type="text">&lt;/if&gt;</text:placeholder></text:p>
          </table:table-cell>
          <table:table-cell table:style-name="Table2.B7" office:value-type="string">
            <text:p text:style-name="P19"/>
          </table:table-cell>
        </table:table-row>
      </table:table>
      <text:p text:style-name="P4"/>
      <text:p text:style-name="P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margin-top="0in" fo:margin-bottom="0in" loext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6aaff3" fo:background-color="transparent" style:font-size-asian="5pt" style:font-weight-asian="normal" style:font-size-complex="5pt" style:font-weight-complex="normal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fo:font-size="4pt" style:font-size-asian="4pt" style:font-size-complex="4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.2799in" fo:page-height="1.0598in" style:num-format="1" style:print-orientation="landscape" fo:margin-top="0.0098in" fo:margin-bottom="0.0701in" fo:margin-left="0.05in" fo:margin-right="0.05in" style:shadow="none" style:writing-mode="lr-tb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.6098in" svg:y="-0.0689in" svg:width="0.4189in" svg:height="0.1571in" draw:z-index="5"><draw:image xlink:href="Pictures/10000000000001DD000000AB930CC3F708BA03A0.jpg" xlink:type="simple" xlink:show="embed" xlink:actuate="onLoad"/></draw:frame>EMPRESA TECNOLÓGICA TONERS CIA. LTDA.<text:span text:style-name="MT1"> 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6H4M12S</meta:editing-duration>
    <meta:editing-cycles>223</meta:editing-cycles>
    <meta:generator>LibreOffice/5.1.1.3$Linux_X86_64 LibreOffice_project/89f508ef3ecebd2cfb8e1def0f0ba9a803b88a6d</meta:generator>
    <dc:date>2017-01-18T12:48:43.972448189</dc:date>
    <meta:document-statistic meta:table-count="3" meta:image-count="1" meta:object-count="0" meta:page-count="6" meta:paragraph-count="22" meta:word-count="65" meta:character-count="804" meta:non-whitespace-character-count="758"/>
  </office:meta>
</office:document-meta>
</file>